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3000001FC9E202657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draw:shadow-offset-x="0.203cm" draw:shadow-offset-y="0.203cm"/>
    </style:style>
    <style:style style:name="gr3" style:family="graphic" style:parent-style-name="standard">
      <style:graphic-properties svg:stroke-width="0.102cm" svg:stroke-color="#333333" draw:marker-start-width="0.508cm" draw:marker-end-width="0.508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1.52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30pt" fo:font-weight="bold" style:font-size-asian="30pt" style:font-weight-asian="bold" style:font-size-complex="30pt" style:font-weight-complex="bold"/>
    </style:style>
    <style:style style:name="T1" style:family="text">
      <style:text-properties fo:color="#ffffff"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4cm" svg:height="12.979cm" svg:x="1.381cm" svg:y="3.54cm">
          <draw:image xlink:href="Pictures/10000000000003E3000001FC9E202657.jpg" xlink:type="simple" xlink:show="embed" xlink:actuate="onLoad">
            <text:p/>
          </draw:image>
        </draw:frame>
        <draw:custom-shape draw:style-name="gr2" draw:text-style-name="P1" draw:layer="layout" svg:width="3.175cm" svg:height="2.286cm" svg:x="1cm" svg:y="3.2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5.146cm" svg:height="12.511cm" svg:x="1.519cm" svg:y="3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6.985cm" svg:height="1.774cm" svg:x="1.635cm" svg:y="9.132cm">
          <draw:text-box>
            <text:p text:style-name="P2"><text:span text:style-name="T1">Mantle GC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2T03:49:50.620955469</meta:creation-date>
    <dc:date>2016-08-12T03:57:49.555149737</dc:date>
    <meta:editing-duration>PT3M47S</meta:editing-duration>
    <meta:editing-cycles>2</meta:editing-cycles>
    <meta:generator>LibreOffice/4.1.6.2$Linux_X86_64 LibreOffice_project/410m0$Build-2</meta:generator>
    <meta:document-statistic meta:object-count="4"/>
  </office:meta>
</office:document-meta>
</file>